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08000001782632ACF984DF864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128cm" style:rel-column-width="15899*"/>
    </style:style>
    <style:style style:name="Tableau3.B" style:family="table-column">
      <style:table-column-properties style:column-width="12.885cm" style:rel-column-width="49636*"/>
    </style:style>
    <style:style style:name="Tableau3.A1" style:family="table-cell">
      <style:table-cell-properties fo:padding="0.097cm" fo:border="none"/>
    </style:style>
    <style:style style:name="Tableau3.B4" style:family="table-cell">
      <style:table-cell-properties style:vertical-align="bottom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33cm" fo:margin-left="0.028cm" fo:margin-right="0.039cm" table:align="margins" style:writing-mode="lr-tb"/>
    </style:style>
    <style:style style:name="Tableau1.A" style:family="table-column">
      <style:table-column-properties style:column-width="2.99cm" style:rel-column-width="11571*"/>
    </style:style>
    <style:style style:name="Tableau1.B" style:family="table-column">
      <style:table-column-properties style:column-width="5.212cm" style:rel-column-width="20172*"/>
    </style:style>
    <style:style style:name="Tableau1.C" style:family="table-column">
      <style:table-column-properties style:column-width="2.327cm" style:rel-column-width="9004*"/>
    </style:style>
    <style:style style:name="Tableau1.D" style:family="table-column">
      <style:table-column-properties style:column-width="6.405cm" style:rel-column-width="24788*"/>
    </style:style>
    <style:style style:name="Tableau1.1" style:family="table-row">
      <style:table-row-properties style:row-height="1.429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leau1.2" style:family="table-row">
      <style:table-row-properties style:min-row-height="0.767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67cm" fo:keep-together="auto"/>
    </style:style>
    <style:style style:name="Tableau1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4" style:family="table">
      <style:table-properties style:width="17.013cm" fo:margin-left="0cm" fo:margin-right="-0.012cm" fo:break-before="page" table:align="margins"/>
    </style:style>
    <style:style style:name="Tableau14.A" style:family="table-column">
      <style:table-column-properties style:column-width="16.722cm" style:rel-column-width="64413*"/>
    </style:style>
    <style:style style:name="Tableau14.B" style:family="table-column">
      <style:table-column-properties style:column-width="0.291cm" style:rel-column-width="1122*"/>
    </style:style>
    <style:style style:name="Tableau14.A1" style:family="table-cell">
      <style:table-cell-properties fo:padding="0.097cm" fo:border="none"/>
    </style:style>
    <style:style style:name="Tableau13" style:family="table">
      <style:table-properties style:width="17.06cm" fo:margin-left="-0.046cm" fo:margin-right="-0.014cm" fo:break-before="auto" fo:break-after="auto" table:align="margins" fo:keep-with-next="auto" style:may-break-between-rows="true" style:writing-mode="lr-tb" table:border-model="collapsing"/>
    </style:style>
    <style:style style:name="Tableau13.A" style:family="table-column">
      <style:table-column-properties style:column-width="1.147cm" style:rel-column-width="4404*"/>
    </style:style>
    <style:style style:name="Tableau13.B" style:family="table-column">
      <style:table-column-properties style:column-width="1.337cm" style:rel-column-width="5136*"/>
    </style:style>
    <style:style style:name="Tableau13.C" style:family="table-column">
      <style:table-column-properties style:column-width="0.074cm" style:rel-column-width="284*"/>
    </style:style>
    <style:style style:name="Tableau13.D" style:family="table-column">
      <style:table-column-properties style:column-width="5.586cm" style:rel-column-width="21458*"/>
    </style:style>
    <style:style style:name="Tableau13.E" style:family="table-column">
      <style:table-column-properties style:column-width="1.778cm" style:rel-column-width="6829*"/>
    </style:style>
    <style:style style:name="Tableau13.F" style:family="table-column">
      <style:table-column-properties style:column-width="1.573cm" style:rel-column-width="6043*"/>
    </style:style>
    <style:style style:name="Tableau13.G" style:family="table-column">
      <style:table-column-properties style:column-width="1.792cm" style:rel-column-width="6884*"/>
    </style:style>
    <style:style style:name="Tableau13.H" style:family="table-column">
      <style:table-column-properties style:column-width="1.603cm" style:rel-column-width="6159*"/>
    </style:style>
    <style:style style:name="Tableau13.I" style:family="table-column">
      <style:table-column-properties style:column-width="2.171cm" style:rel-column-width="8338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" fo:background-color="#99ff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3.I1" style:family="table-cell">
      <style:table-cell-properties style:vertical-align="" fo:background-color="#99ffff" fo:padding="0.097cm" fo:border="0.05pt solid #000000" style:writing-mode="page">
        <style:background-image/>
      </style:table-cell-properties>
    </style:style>
    <style:style style:name="Tableau13.2" style:family="table-row">
      <style:table-row-properties style:min-row-height="0.6cm" fo:keep-together="auto"/>
    </style:style>
    <style:style style:name="Tableau13.A2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3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3.I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3.A7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3.A8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3.G8" style:family="table-cell" style:data-style-name="N0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3.I13" style:family="table-cell" style:data-style-name="N0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6" style:family="table">
      <style:table-properties style:width="17.013cm" fo:margin-left="0cm" fo:margin-right="-0.012cm" fo:break-before="page" table:align="margins"/>
    </style:style>
    <style:style style:name="Tableau16.A" style:family="table-column">
      <style:table-column-properties style:column-width="16.722cm" style:rel-column-width="64413*"/>
    </style:style>
    <style:style style:name="Tableau16.B" style:family="table-column">
      <style:table-column-properties style:column-width="0.291cm" style:rel-column-width="1122*"/>
    </style:style>
    <style:style style:name="Tableau16.A1" style:family="table-cell">
      <style:table-cell-properties fo:padding="0.097cm" fo:border="none"/>
    </style:style>
    <style:style style:name="Tableau15" style:family="table">
      <style:table-properties style:width="17.016cm" fo:margin-left="-0.002cm" fo:margin-right="-0.014cm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au15.A" style:family="table-column">
      <style:table-column-properties style:column-width="0.074cm" style:rel-column-width="285*"/>
    </style:style>
    <style:style style:name="Tableau15.B" style:family="table-column">
      <style:table-column-properties style:column-width="0.058cm" style:rel-column-width="224*"/>
    </style:style>
    <style:style style:name="Tableau15.C" style:family="table-column">
      <style:table-column-properties style:column-width="1.588cm" style:rel-column-width="6113*"/>
    </style:style>
    <style:style style:name="Tableau15.D" style:family="table-column">
      <style:table-column-properties style:column-width="5.879cm" style:rel-column-width="22642*"/>
    </style:style>
    <style:style style:name="Tableau15.E" style:family="table-column">
      <style:table-column-properties style:column-width="1.896cm" style:rel-column-width="7302*"/>
    </style:style>
    <style:style style:name="Tableau15.F" style:family="table-column">
      <style:table-column-properties style:column-width="1.529cm" style:rel-column-width="5889*"/>
    </style:style>
    <style:style style:name="Tableau15.G" style:family="table-column">
      <style:table-column-properties style:column-width="1.822cm" style:rel-column-width="7017*"/>
    </style:style>
    <style:style style:name="Tableau15.H" style:family="table-column">
      <style:table-column-properties style:column-width="1.706cm" style:rel-column-width="6569*"/>
    </style:style>
    <style:style style:name="Tableau15.I" style:family="table-column">
      <style:table-column-properties style:column-width="2.466cm" style:rel-column-width="9494*"/>
    </style:style>
    <style:style style:name="Tableau15.1" style:family="table-row">
      <style:table-row-properties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00cc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5.I1" style:family="table-cell">
      <style:table-cell-properties style:vertical-align="" fo:background-color="#00ccff" fo:padding="0.097cm" fo:border="0.05pt solid #000000" style:writing-mode="page">
        <style:background-image/>
      </style:table-cell-properties>
    </style:style>
    <style:style style:name="Tableau15.2" style:family="table-row">
      <style:table-row-properties style:min-row-height="0.6cm" fo:keep-together="auto"/>
    </style:style>
    <style:style style:name="Tableau15.A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5.3" style:family="table-row">
      <style:table-row-properties style:min-row-height="0.6cm" fo:background-color="transparent" fo:keep-together="auto">
        <style:background-image/>
      </style:table-row-properties>
    </style:style>
    <style:style style:name="Tableau15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au15.C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5.E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15.F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5.I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5.A8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au15.G8" style:family="table-cell" style:data-style-name="N0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5.I14" style:family="table-cell" style:data-style-name="N0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8" style:family="table">
      <style:table-properties style:width="16.96cm" fo:margin-left="0cm" fo:margin-right="0.041cm" table:align="margins" style:writing-mode="lr-tb"/>
    </style:style>
    <style:style style:name="Tableau8.A" style:family="table-column">
      <style:table-column-properties style:column-width="16.96cm" style:rel-column-width="65535*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.A2" style:family="table-cell">
      <style:table-cell-properties style:vertical-align="middle" fo:background-color="#2a9bb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8.4" style:family="table-row">
      <style:table-row-properties style:min-row-height="0.633cm" fo:keep-together="auto"/>
    </style:style>
    <style:style style:name="Tableau8.A4" style:family="table-cell">
      <style:table-cell-properties style:vertical-align="middle" fo:background-color="#2a9bb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5" style:family="table-row">
      <style:table-row-properties style:min-row-height="0.185cm" fo:keep-together="auto"/>
    </style:style>
    <style:style style:name="Tableau8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8" style:family="table-row">
      <style:table-row-properties style:min-row-height="0.713cm" fo:keep-together="auto"/>
    </style:style>
    <style:style style:name="Tableau8.9" style:family="table-row">
      <style:table-row-properties style:min-row-height="1.032cm" fo:keep-together="auto"/>
    </style:style>
    <style:style style:name="Tableau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10" style:family="table-row">
      <style:table-row-properties style:min-row-height="0.688cm" fo:keep-together="auto"/>
    </style:style>
    <style:style style:name="Tableau8.11" style:family="table-row">
      <style:table-row-properties style:min-row-height="1.72cm" fo:keep-together="auto"/>
    </style:style>
    <style:style style:name="Tableau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352cm" style:rel-column-width="16774*"/>
    </style:style>
    <style:style style:name="Tableau9.B" style:family="table-column">
      <style:table-column-properties style:column-width="12.649cm" style:rel-column-width="48761*"/>
    </style:style>
    <style:style style:name="Tableau9.A1" style:family="table-cell">
      <style:table-cell-properties fo:background-color="#2a9bb5" fo:padding="0.097cm" fo:border="0.05pt solid #000000">
        <style:background-image/>
      </style:table-cell-properties>
    </style:style>
    <style:style style:name="Tableau9.A2" style:family="table-cell">
      <style:table-cell-properties fo:background-color="#8dc1d4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3" style:family="table-row">
      <style:table-row-properties style:min-row-height="1.475cm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2.037cm"/>
    </style:style>
    <style:style style:name="Tableau10.B" style:family="table-column">
      <style:table-column-properties style:column-width="14.975cm"/>
    </style:style>
    <style:style style:name="Tableau10.A1" style:family="table-cell">
      <style:table-cell-properties fo:padding="0.097cm" fo:border="none"/>
    </style:style>
    <style:style style:name="P1" style:family="paragraph" style:parent-style-name="Table_20_Contents">
      <style:text-properties fo:language="fr" fo:country="FR"/>
    </style:style>
    <style:style style:name="P2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P3" style:family="paragraph" style:parent-style-name="Table_20_Contents">
      <style:text-properties fo:language="fr" fo:country="FR" fo:font-weight="bold" style:font-weight-asian="bold" style:font-weight-complex="bold"/>
    </style:style>
    <style:style style:name="P4" style:family="paragraph" style:parent-style-name="Table_20_Contents">
      <style:text-properties fo:language="fr" fo:country="FR" officeooo:paragraph-rsid="00248518"/>
    </style:style>
    <style:style style:name="P5" style:family="paragraph" style:parent-style-name="Table_20_Contents">
      <style:text-properties fo:language="fr" fo:country="FR"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808285" fo:font-size="14pt" fo:language="fr" fo:country="FR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6pt" fo:language="fr" fo:country="FR" style:font-size-asian="6pt" style:font-size-complex="6pt"/>
    </style:style>
    <style:style style:name="P10" style:family="paragraph" style:parent-style-name="Table_20_Contents">
      <style:text-properties fo:font-size="6pt" fo:language="fr" fo:country="FR" fo:font-weight="bold" officeooo:rsid="0023d3d1" officeooo:paragraph-rsid="0023d3d1" fo:background-color="#ffff00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1pt" fo:language="fr" fo:country="FR" fo:font-weight="bold" officeooo:paragraph-rsid="0019f5c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1pt" fo:language="fr" fo:country="FR" fo:font-weight="bold" officeooo:rsid="00275967" officeooo:paragraph-rsid="0027596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language="fr" fo:country="FR" style:font-size-asian="11pt" style:font-size-complex="11pt"/>
    </style:style>
    <style:style style:name="P15" style:family="paragraph" style:parent-style-name="Table_20_Contents">
      <style:text-properties fo:font-size="11pt" fo:language="fr" fo:country="FR" officeooo:paragraph-rsid="00248518" style:font-size-asian="11pt" style:font-size-complex="11pt"/>
    </style:style>
    <style:style style:name="P16" style:family="paragraph" style:parent-style-name="Table_20_Contents">
      <style:text-properties fo:font-size="11pt" fo:language="fr" fo:country="FR" officeooo:rsid="003a2e78" officeooo:paragraph-rsid="003a2e7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ffffff" fo:font-size="13pt" fo:language="fr" fo:country="FR" fo:font-weight="bold" officeooo:paragraph-rsid="00391a88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fo:font-size="11pt" fo:language="fr" fo:country="FR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fr" fo:country="FR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fr" fo:country="FR" officeooo:rsid="003da6d0" officeooo:paragraph-rsid="003da6d0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font-name="Times New Roman" fo:font-size="11pt" fo:language="fr" fo:country="FR" fo:background-color="#ffff00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font-name="Times New Roman" fo:font-size="11pt" fo:language="fr" fo:country="FR" officeooo:rsid="003df19f" officeooo:paragraph-rsid="003df19f" fo:background-color="transparent" style:font-size-asian="11pt" style:font-size-complex="11pt"/>
    </style:style>
    <style:style style:name="P23" style:family="paragraph" style:parent-style-name="Table_20_Contents">
      <style:text-properties style:use-window-font-color="true" fo:language="fr" fo:country="FR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language="fr" fo:country="FR" fo:font-style="italic" fo:font-weight="bold" officeooo:rsid="003df19f" officeooo:paragraph-rsid="003df19f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language="fr" fo:country="FR" fo:font-style="italic" fo:font-weight="bold" officeooo:rsid="003df19f" officeooo:paragraph-rsid="003df19f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Header">
      <style:text-properties fo:font-size="6pt" fo:language="fr" fo:country="FR" style:font-size-asian="6pt" style:font-size-complex="6pt"/>
    </style:style>
    <style:style style:name="P27" style:family="paragraph" style:parent-style-name="Header">
      <style:paragraph-properties fo:text-align="center" style:justify-single-word="false"/>
      <style:text-properties fo:language="fr" fo:country="FR"/>
    </style:style>
    <style:style style:name="P28" style:family="paragraph" style:parent-style-name="Header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Header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33f37" officeooo:paragraph-rsid="00333f3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Header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f0327" officeooo:paragraph-rsid="003f03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P32" style:family="paragraph" style:parent-style-name="Footer">
      <style:text-properties fo:color="#000000" fo:font-size="11pt" fo:language="fr" fo:country="FR" fo:font-weight="normal" officeooo:rsid="003baf3a" officeooo:paragraph-rsid="003baf3a" style:font-size-asian="11pt" style:font-weight-asian="normal" style:font-size-complex="11pt" style:font-weight-complex="normal"/>
    </style:style>
    <style:style style:name="P33" style:family="paragraph" style:parent-style-name="Standard">
      <style:text-properties fo:language="fr" fo:country="FR"/>
    </style:style>
    <style:style style:name="P34" style:family="paragraph" style:parent-style-name="Standard">
      <style:text-properties fo:language="fr" fo:country="FR" officeooo:paragraph-rsid="00248518"/>
    </style:style>
    <style:style style:name="P35" style:family="paragraph" style:parent-style-name="Standard">
      <style:text-properties fo:language="fr" fo:country="FR" officeooo:paragraph-rsid="001a6275"/>
    </style:style>
    <style:style style:name="P36" style:family="paragraph" style:parent-style-name="Standard">
      <style:text-properties fo:language="fr" fo:country="FR" officeooo:rsid="003baf3a" officeooo:paragraph-rsid="003da6d0"/>
    </style:style>
    <style:style style:name="P37" style:family="paragraph" style:parent-style-name="Standard">
      <style:text-properties fo:language="fr" fo:country="FR" officeooo:rsid="0040f220" officeooo:paragraph-rsid="0040f220"/>
    </style:style>
    <style:style style:name="P38" style:family="paragraph" style:parent-style-name="Standard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ffff" fo:font-size="13pt" fo:language="fr" fo:country="FR" fo:font-weight="bold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02759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597c6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75967" officeooo:paragraph-rsid="002759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75967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a4384" officeooo:paragraph-rsid="002a438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bb2f6" officeooo:paragraph-rsid="002bb2f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d97f3" officeooo:paragraph-rsid="002d97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df0e8" officeooo:paragraph-rsid="002df0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2f4162" officeooo:paragraph-rsid="002f41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1293e" officeooo:paragraph-rsid="0031293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2755c" officeooo:paragraph-rsid="003275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a2a13" officeooo:paragraph-rsid="003a2a1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df19f" officeooo:paragraph-rsid="003df1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e9616" officeooo:paragraph-rsid="003e96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eac9b" officeooo:paragraph-rsid="003eac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f0327" officeooo:paragraph-rsid="003f03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275967" officeooo:paragraph-rsid="0027596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02485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597c6" officeooo:paragraph-rsid="00248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597c6" officeooo:paragraph-rsid="002597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3df19f" officeooo:paragraph-rsid="003df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 style:master-page-name="">
      <style:paragraph-properties style:page-number="auto" fo:break-before="auto" fo:break-after="auto"/>
      <style:text-properties fo:font-size="12pt" fo:language="fr" fo:country="FR" fo:font-weight="bold" style:font-size-asian="12pt" style:font-weight-asian="bold"/>
    </style:style>
    <style:style style:name="P63" style:family="paragraph" style:parent-style-name="Standard" style:master-page-name="">
      <style:paragraph-properties style:page-number="auto" fo:break-before="auto" fo:break-after="auto"/>
      <style:text-properties fo:language="fr" fo:country="FR"/>
    </style:style>
    <style:style style:name="P64" style:family="paragraph" style:parent-style-name="Standard" style:master-page-name="">
      <style:paragraph-properties style:page-number="auto" fo:break-before="auto" fo:break-after="auto"/>
      <style:text-properties fo:language="fr" fo:country="FR" officeooo:paragraph-rsid="00248518"/>
    </style:style>
    <style:style style:name="P65" style:family="paragraph" style:parent-style-name="Standard">
      <style:paragraph-properties fo:margin-left="0cm" fo:margin-right="-1cm" fo:text-indent="0cm" style:auto-text-indent="false">
        <style:tab-stops>
          <style:tab-stop style:position="1cm"/>
          <style:tab-stop style:position="8.001cm"/>
        </style:tab-stops>
      </style:paragraph-properties>
      <style:text-properties fo:language="fr" fo:country="FR"/>
    </style:style>
    <style:style style:name="P66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fo:color="#0000ff" fo:font-size="10pt" fo:language="fr" fo:country="FR" fo:font-weight="normal" officeooo:rsid="00391a88" officeooo:paragraph-rsid="00391a88" style:font-size-asian="8.75pt" style:font-weight-asian="normal" style:font-size-complex="10pt" style:font-weight-complex="normal"/>
    </style:style>
    <style:style style:name="P67" style:family="paragraph" style:parent-style-name="Header">
      <style:paragraph-properties fo:margin-left="0cm" fo:margin-right="0cm" fo:text-align="start" style:justify-single-word="false" fo:text-indent="0.076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break-before="page"/>
      <style:text-properties fo:language="fr" fo:country="FR"/>
    </style:style>
    <style:style style:name="P69" style:family="paragraph" style:parent-style-name="Texte_20_tableau">
      <style:text-properties fo:font-style="italic" fo:font-weight="bold" style:font-style-asian="italic" style:font-weight-asian="bold" style:font-style-complex="italic" style:font-weight-complex="bold"/>
    </style:style>
    <style:style style:name="P70" style:family="paragraph" style:parent-style-name="Texte_20_tableau">
      <style:paragraph-properties fo:text-align="start" style:justify-single-word="false"/>
      <style:text-properties fo:font-style="italic" fo:font-weight="bold" officeooo:paragraph-rsid="001c69f6" style:font-style-asian="italic" style:font-weight-asian="bold" style:font-style-complex="italic" style:font-weight-complex="bold"/>
    </style:style>
    <style:style style:name="P71" style:family="paragraph" style:parent-style-name="Texte_20_tableau">
      <style:text-properties officeooo:paragraph-rsid="00261ac5"/>
    </style:style>
    <style:style style:name="P72" style:family="paragraph" style:parent-style-name="Texte_20_tableau">
      <style:text-properties officeooo:rsid="0028bb2e" officeooo:paragraph-rsid="0028bb2e"/>
    </style:style>
    <style:style style:name="P73" style:family="paragraph" style:parent-style-name="Texte_20_tableau">
      <style:paragraph-properties fo:text-align="center" style:justify-single-word="false"/>
    </style:style>
    <style:style style:name="P74" style:family="paragraph" style:parent-style-name="Texte_20_tableau">
      <style:paragraph-properties fo:text-align="center" style:justify-single-word="false"/>
      <style:text-properties officeooo:paragraph-rsid="0028bb2e"/>
    </style:style>
    <style:style style:name="P75" style:family="paragraph" style:parent-style-name="Texte_20_tableau">
      <style:text-properties officeooo:paragraph-rsid="0022b26f"/>
    </style:style>
    <style:style style:name="P76" style:family="paragraph" style:parent-style-name="Texte_20_tableau">
      <style:text-properties officeooo:paragraph-rsid="0019bc82"/>
    </style:style>
    <style:style style:name="P77" style:family="paragraph" style:parent-style-name="Texte_20_tableau">
      <style:paragraph-properties fo:text-align="center" style:justify-single-word="false"/>
      <style:text-properties officeooo:rsid="0019bc82" officeooo:paragraph-rsid="0028bb2e"/>
    </style:style>
    <style:style style:name="P78" style:family="paragraph" style:parent-style-name="Texte_20_tableau">
      <style:text-properties fo:font-style="normal" fo:font-weight="normal" officeooo:rsid="001c69f6" officeooo:paragraph-rsid="001c69f6" style:font-style-asian="normal" style:font-weight-asian="normal" style:font-style-complex="normal" style:font-weight-complex="normal"/>
    </style:style>
    <style:style style:name="P79" style:family="paragraph" style:parent-style-name="Texte_20_tableau">
      <style:paragraph-properties fo:margin-top="0cm" fo:margin-bottom="0cm" loext:contextual-spacing="false"/>
    </style:style>
    <style:style style:name="P80" style:family="paragraph" style:parent-style-name="Texte_20_tableau">
      <style:paragraph-properties fo:margin-top="0cm" fo:margin-bottom="0cm" loext:contextual-spacing="false"/>
      <style:text-properties officeooo:paragraph-rsid="002784ca"/>
    </style:style>
    <style:style style:name="P81" style:family="paragraph" style:parent-style-name="Texte_20_tableau">
      <style:paragraph-properties fo:margin-top="0cm" fo:margin-bottom="0cm" loext:contextual-spacing="false"/>
      <style:text-properties officeooo:rsid="0019bc82" officeooo:paragraph-rsid="0019c6a8"/>
    </style:style>
    <style:style style:name="P82" style:family="paragraph" style:parent-style-name="Texte_20_tableau">
      <style:paragraph-properties fo:margin-top="0cm" fo:margin-bottom="0cm" loext:contextual-spacing="false"/>
      <style:text-properties officeooo:paragraph-rsid="0019c6a8"/>
    </style:style>
    <style:style style:name="P83" style:family="paragraph" style:parent-style-name="Texte_20_tableau">
      <style:paragraph-properties fo:margin-left="0cm" fo:margin-right="0.131cm" fo:text-align="center" style:justify-single-word="false" fo:text-indent="0cm" style:auto-text-indent="false"/>
      <style:text-properties fo:font-style="italic" fo:font-weight="bold" officeooo:paragraph-rsid="001c69f6" style:font-style-asian="italic" style:font-weight-asian="bold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fo:language="fr" fo:country="FR" fo:font-weight="bold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use-window-font-color="true" style:font-name="Times New Roman" fo:font-size="11pt" fo:language="fr" fo:country="FR" officeooo:rsid="00429779" officeooo:paragraph-rsid="00429779" fo:background-color="transparent" style:font-size-asian="11pt" style:font-size-complex="11pt"/>
    </style:style>
    <style:style style:name="P86" style:family="paragraph" style:parent-style-name="Table_20_Contents">
      <style:paragraph-properties fo:margin-left="0.088cm" fo:margin-right="0.009cm" fo:text-align="justify" style:justify-single-word="false" fo:text-indent="0cm" style:auto-text-indent="false"/>
      <style:text-properties fo:color="#000000" style:font-name="Times New Roman" fo:font-size="11pt" fo:language="fr" fo:country="FR" fo:font-style="normal" fo:font-weight="normal" officeooo:rsid="003da6d0" officeooo:paragraph-rsid="003da6d0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Heading_20_8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24514" officeooo:paragraph-rsid="0032451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8" style:family="paragraph" style:parent-style-name="Heading_20_8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02485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9" style:family="paragraph" style:parent-style-name="Heading_20_8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32755c" officeooo:paragraph-rsid="003275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0" style:family="paragraph" style:parent-style-name="Heading_20_8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275967" officeooo:paragraph-rsid="0027596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1" style:family="paragraph" style:parent-style-name="Heading_20_2">
      <style:text-properties fo:language="fr" fo:country="FR"/>
    </style:style>
    <style:style style:name="P92" style:family="paragraph" style:parent-style-name="Heading_20_2">
      <style:text-properties fo:language="fr" fo:country="FR" officeooo:paragraph-rsid="00248518"/>
    </style:style>
    <style:style style:name="P93" style:family="paragraph" style:parent-style-name="Heading_20_2">
      <style:paragraph-properties fo:break-before="page"/>
      <style:text-properties fo:language="fr" fo:country="FR"/>
    </style:style>
    <style:style style:name="P94" style:family="paragraph" style:parent-style-name="Standard" style:list-style-name="L1">
      <style:text-properties fo:language="fr" fo:country="FR" officeooo:rsid="00391a88" officeooo:paragraph-rsid="00391a88"/>
    </style:style>
    <style:style style:name="P95" style:family="paragraph" style:parent-style-name="Standard" style:list-style-name="L2">
      <style:text-properties fo:language="fr" fo:country="FR" officeooo:rsid="003a2e78" officeooo:paragraph-rsid="003a2e78"/>
    </style:style>
    <style:style style:name="P96" style:family="paragraph" style:parent-style-name="Standard" style:list-style-name="L1">
      <style:text-properties fo:language="fr" fo:country="FR" officeooo:rsid="003a2e78" officeooo:paragraph-rsid="003a2e78"/>
    </style:style>
    <style:style style:name="P97" style:family="paragraph" style:parent-style-name="Standard" style:list-style-name="L1">
      <style:text-properties fo:language="fr" fo:country="FR" officeooo:rsid="003baf3a" officeooo:paragraph-rsid="003baf3a"/>
    </style:style>
    <style:style style:name="P98" style:family="paragraph" style:parent-style-name="Standard" style:list-style-name="L4">
      <style:text-properties fo:language="fr" fo:country="FR" officeooo:rsid="003baf3a" officeooo:paragraph-rsid="003baf3a"/>
    </style:style>
    <style:style style:name="P99" style:family="paragraph" style:parent-style-name="Standard" style:list-style-name="L5">
      <style:text-properties fo:language="fr" fo:country="FR" officeooo:rsid="003baf3a" officeooo:paragraph-rsid="003baf3a"/>
    </style:style>
    <style:style style:name="P100" style:family="paragraph" style:parent-style-name="Standard">
      <style:text-properties fo:language="fr" fo:country="FR" officeooo:rsid="003da6d0" officeooo:paragraph-rsid="003da6d0"/>
    </style:style>
    <style:style style:name="P101" style:family="paragraph" style:parent-style-name="Standard" style:list-style-name="L3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3baf3a" officeooo:paragraph-rsid="003baf3a" style:font-size-asian="8.75pt" style:font-weight-asian="normal" style:font-size-complex="10pt" style:font-weight-complex="normal"/>
    </style:style>
    <style:style style:name="P102" style:family="paragraph" style:parent-style-name="Footer" style:list-style-name="L6">
      <style:text-properties fo:color="#000000" fo:font-size="11pt" fo:language="fr" fo:country="FR" fo:font-weight="normal" officeooo:rsid="003baf3a" officeooo:paragraph-rsid="003baf3a" style:font-size-asian="11pt" style:font-weight-asian="normal" style:font-size-complex="11pt" style:font-weight-complex="normal"/>
    </style:style>
    <style:style style:name="P103" style:family="paragraph" style:parent-style-name="Footer" style:list-style-name="L6">
      <style:text-properties fo:color="#000000" fo:font-size="10pt" fo:language="fr" fo:country="FR" fo:font-weight="normal" officeooo:rsid="003baf3a" officeooo:paragraph-rsid="003baf3a" style:font-size-asian="10pt" style:font-weight-asian="normal" style:font-size-complex="10pt" style:font-weight-complex="normal"/>
    </style:style>
    <style:style style:name="T1" style:family="text">
      <style:text-properties officeooo:rsid="0023d3d1"/>
    </style:style>
    <style:style style:name="T2" style:family="text">
      <style:text-properties officeooo:rsid="003df19f"/>
    </style:style>
    <style:style style:name="T3" style:family="text">
      <style:text-properties officeooo:rsid="0023d3d1" fo:background-color="#ffff00" loext:char-shading-value="0"/>
    </style:style>
    <style:style style:name="T4" style:family="text">
      <style:text-properties officeooo:rsid="003a2a13"/>
    </style:style>
    <style:style style:name="T5" style:family="text">
      <style:text-properties officeooo:rsid="00240ee9"/>
    </style:style>
    <style:style style:name="T6" style:family="text">
      <style:text-properties fo:font-size="12pt" style:text-underline-style="none" fo:font-weight="bold" style:font-size-asian="12pt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97c6" style:font-weight-asian="bold" style:font-weight-complex="bold"/>
    </style:style>
    <style:style style:name="T9" style:family="text">
      <style:text-properties fo:font-weight="bold" officeooo:rsid="00275967" style:font-weight-asian="bold" style:font-weight-complex="bold"/>
    </style:style>
    <style:style style:name="T10" style:family="text">
      <style:text-properties fo:font-weight="bold" officeooo:rsid="003a2e78" style:font-weight-asian="bold" style:font-weight-complex="bold"/>
    </style:style>
    <style:style style:name="T11" style:family="text">
      <style:text-properties fo:font-weight="bold" officeooo:rsid="003f0327" style:font-weight-asian="bold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248518"/>
    </style:style>
    <style:style style:name="T14" style:family="text">
      <style:text-properties officeooo:rsid="00275967"/>
    </style:style>
    <style:style style:name="T15" style:family="text">
      <style:text-properties officeooo:rsid="00391a88"/>
    </style:style>
    <style:style style:name="T16" style:family="text">
      <style:text-properties officeooo:rsid="00391c62"/>
    </style:style>
    <style:style style:name="T17" style:family="text">
      <style:text-properties officeooo:rsid="003a2e78"/>
    </style:style>
    <style:style style:name="T18" style:family="text">
      <style:text-properties officeooo:rsid="0022b26f"/>
    </style:style>
    <style:style style:name="T19" style:family="text">
      <style:text-properties officeooo:rsid="001c69f6"/>
    </style:style>
    <style:style style:name="T20" style:family="text">
      <style:text-properties officeooo:rsid="001ef8d2"/>
    </style:style>
    <style:style style:name="T21" style:family="text">
      <style:text-properties officeooo:rsid="0028bb2e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53131" fo:background-color="transparent" loext:char-shading-value="0"/>
    </style:style>
    <style:style style:name="T24" style:family="text">
      <style:text-properties officeooo:rsid="0028bb2e" fo:background-color="transparent" loext:char-shading-value="0"/>
    </style:style>
    <style:style style:name="T25" style:family="text">
      <style:text-properties officeooo:rsid="0020e841" fo:background-color="transparent" loext:char-shading-value="0"/>
    </style:style>
    <style:style style:name="T26" style:family="text">
      <style:text-properties officeooo:rsid="002f2dfc" fo:background-color="transparent" loext:char-shading-value="0"/>
    </style:style>
    <style:style style:name="T27" style:family="text">
      <style:text-properties officeooo:rsid="0019bc82"/>
    </style:style>
    <style:style style:name="T28" style:family="text">
      <style:text-properties officeooo:rsid="001fe82a"/>
    </style:style>
    <style:style style:name="T29" style:family="text">
      <style:text-properties officeooo:rsid="0020e8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0f220" style:font-weight-asian="normal" style:font-weight-complex="normal"/>
    </style:style>
    <style:style style:name="T32" style:family="text">
      <style:text-properties officeooo:rsid="003da6d0"/>
    </style:style>
    <style:style style:name="T33" style:family="text">
      <style:text-properties officeooo:rsid="0040f2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Présentation de l'audi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Entité auditée :</text:p>
          </table:table-cell>
          <table:table-cell table:style-name="Tableau3.A1" office:value-type="string">
            <text:p text:style-name="P16">DLCF</text:p>
          </table:table-cell>
        </table:table-row>
        <table:table-row>
          <table:table-cell table:style-name="Tableau3.A1" office:value-type="string">
            <text:p text:style-name="P11">Équipe <text:span text:style-name="T1">d’</text:span>audit :</text:p>
          </table:table-cell>
          <table:table-cell table:style-name="Tableau3.A1" office:value-type="string">
            <text:p text:style-name="P16">Frédéric Jeanpierre et Fabrice Rojat</text:p>
          </table:table-cell>
        </table:table-row>
        <table:table-row>
          <table:table-cell table:style-name="Tableau3.A1" office:value-type="string">
            <text:p text:style-name="P12">Objectifs et champ </text:p>
            <text:p text:style-name="P12">de l'audit :</text:p>
          </table:table-cell>
          <table:table-cell table:style-name="Tableau3.A1" office:value-type="string">
            <text:p text:style-name="P16">QSE – Unités MDS et GTR</text:p>
          </table:table-cell>
        </table:table-row>
        <table:table-row>
          <table:table-cell table:style-name="Tableau3.A1" office:value-type="string">
            <text:p text:style-name="P11">Référentiels de l'audit :</text:p>
          </table:table-cell>
          <table:table-cell table:style-name="Tableau3.B4" office:value-type="string">
            <text:p text:style-name="P15">ISO 9 001 <text:span text:style-name="T5">et</text:span> ISO 14 001 <text:span text:style-name="T5">versions 2015 </text:span></text:p>
            <text:p text:style-name="P15">OHSAS 18 001</text:p>
            <text:p text:style-name="P15">ISO 17 025</text:p>
          </table:table-cell>
        </table:table-row>
        <table:table-row>
          <table:table-cell table:style-name="Tableau3.A1" office:value-type="string">
            <text:p text:style-name="P11">Commentaire :</text:p>
          </table:table-cell>
          <table:table-cell table:style-name="Tableau3.A1" office:value-type="string">
            <text:p text:style-name="P14">-</text:p>
          </table:table-cell>
        </table:table-row>
        <table:table-row>
          <table:table-cell table:style-name="Tableau3.A1" office:value-type="string">
            <text:p text:style-name="P13">Documents remis :</text:p>
          </table:table-cell>
          <table:table-cell table:style-name="Tableau3.A1" office:value-type="string">
            <text:p text:style-name="P16">Revue qualité 2019 – Plan qualité DLCF v.2019 – Plan d’actions DLCF 2019</text:p>
          </table:table-cell>
        </table:table-row>
      </table:table>
      <text:p text:style-name="P33"/>
      <text:p text:style-name="P33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91" text:outline-level="2"><text:span text:style-name="T7">Programme d</text:span><text:span text:style-name="T12">'</text:span><text:span text:style-name="T7">audit</text:span></text:h>
          </table:table-cell>
        </table:table-row>
      </table:table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7">Horaire</text:p>
            <text:p text:style-name="P27">(prévu) / réalisé</text:p>
          </table:table-cell>
          <table:table-cell table:style-name="Tableau1.B1" office:value-type="string">
            <text:p text:style-name="P27">Thème abordé</text:p>
          </table:table-cell>
          <table:table-cell table:style-name="Tableau1.B1" office:value-type="string">
            <text:p text:style-name="P27">Auditeur<text:span text:style-name="T1">s</text:span></text:p>
          </table:table-cell>
          <table:table-cell table:style-name="Tableau1.D1" office:value-type="string">
            <text:p text:style-name="P27">Personnes <text:span text:style-name="T6">rencontrées</text:span></text:p>
          </table:table-cell>
        </table:table-row>
        <table:table-row table:style-name="Tableau1.2">
          <table:table-cell table:style-name="Tableau1.A2" office:value-type="string">
            <text:p text:style-name="Texte_20_tableau"/>
            <text:p text:style-name="Texte_20_tableau">9H30 à 10H<text:span text:style-name="T18">15</text:span></text:p>
            <text:p text:style-name="Texte_20_tableau"/>
          </table:table-cell>
          <table:table-cell table:style-name="Tableau1.A2" office:value-type="string">
            <text:p text:style-name="P69">Réunion d’ouverture :</text:p>
            <text:p text:style-name="Texte_20_tableau">Présentation général<text:span text:style-name="T19">e</text:span> de l'audit : objectifs, auditeurs</text:p>
            <text:p text:style-name="P71">Présentation du Département <text:span text:style-name="T20">et de l’organisation qualité (déclinaison des objectifs, revues, rôles, responsabilités etc.)</text:span></text:p>
            <text:p text:style-name="P72">Pilotage : <text:span text:style-name="T18">Besoins et attentes des parties intéressées, </text:span>é<text:span text:style-name="T18">valuation et mesures, </text:span>approche par les risques</text:p>
            <text:p text:style-name="Texte_20_tableau">Principaux enjeux associés aux unités auditées (<text:span text:style-name="T21">M</text:span><text:span text:style-name="T23">D</text:span><text:span text:style-name="T24">S</text:span><text:span text:style-name="T25">, </text:span><text:span text:style-name="T26">GTR</text:span>)</text:p>
            <text:p text:style-name="Texte_20_tableau">Validation du plan d'audit</text:p>
          </table:table-cell>
          <table:table-cell table:style-name="Tableau1.A2" office:value-type="string">
            <text:p text:style-name="P73"><text:span text:style-name="T21">FJ</text:span>, FR</text:p>
          </table:table-cell>
          <table:table-cell table:style-name="Tableau1.D2" office:value-type="string">
            <text:p text:style-name="Texte_20_tableau">Représentant direction, RQD <text:span text:style-name="T27">(si différent)</text:span></text:p>
            <text:p text:style-name="Texte_20_tableau">Représentants unités / <text:span text:style-name="T28">groupes audités</text:span></text:p>
          </table:table-cell>
        </table:table-row>
        <table:table-row table:style-name="Tableau1.3">
          <table:table-cell table:style-name="Tableau1.A3" office:value-type="string">
            <text:p text:style-name="Texte_20_tableau"/>
            <text:p text:style-name="Texte_20_tableau">10H<text:span text:style-name="T19">15</text:span> à 1<text:span text:style-name="T19">2</text:span>H<text:span text:style-name="T18">15</text:span></text:p>
          </table:table-cell>
          <table:table-cell table:style-name="Tableau1.A3" office:value-type="string">
            <text:p text:style-name="P69">Unité<text:span text:style-name="T22"> </text:span><text:span text:style-name="T26">GTR</text:span><text:span text:style-name="T22"> </text:span>:</text:p>
            <text:p text:style-name="Texte_20_tableau"><text:span text:style-name="T27">F</text:span>onctionnement <text:span text:style-name="T27">de l’unité – Planification et maîtrise opérationnelle – Ressources (compétences, sensibilisation, communication)</text:span></text:p>
            <text:p text:style-name="Texte_20_tableau">Présentation <text:span text:style-name="T27">de l’environnement de travail </text:span>/ visite <text:span text:style-name="T27">HSE</text:span></text:p>
            <text:p text:style-name="Texte_20_tableau">Étude de cas concrets : affaires</text:p>
          </table:table-cell>
          <table:table-cell table:style-name="Tableau1.A3" office:value-type="string">
            <text:p text:style-name="P74"><text:span text:style-name="T21">FJ</text:span>, FR</text:p>
          </table:table-cell>
          <table:table-cell table:style-name="Tableau1.D3" office:value-type="string">
            <text:p text:style-name="Texte_20_tableau"/>
            <text:p text:style-name="Texte_20_tableau"/>
            <text:p text:style-name="P79">Chef d'unité</text:p>
            <text:p text:style-name="P80"/>
            <text:p text:style-name="P80"/>
            <text:p text:style-name="P80"/>
            <text:p text:style-name="P80">Chef d'unité, rencontre de personnels<text:line-break/></text:p>
            <text:p text:style-name="P79">Chargés d'affaires <text:span text:style-name="T27">disponibles</text:span></text:p>
          </table:table-cell>
        </table:table-row>
        <table:table-row table:style-name="Tableau1.3">
          <table:table-cell table:style-name="Tableau1.A3" office:value-type="string">
            <text:p text:style-name="P70">12H<text:span text:style-name="T18">15</text:span> à 13H<text:span text:style-name="T18">15</text:span></text:p>
          </table:table-cell>
          <table:table-cell table:style-name="Tableau1.D3" table:number-columns-spanned="3" office:value-type="string">
            <text:p text:style-name="P83">Pause repas</text:p>
          </table:table-cell>
          <table:covered-table-cell/>
          <table:covered-table-cell/>
        </table:table-row>
        <text:soft-page-break/>
        <table:table-row table:style-name="Tableau1.3">
          <table:table-cell table:style-name="Tableau1.A3" office:value-type="string">
            <text:p text:style-name="Texte_20_tableau"/>
            <text:p text:style-name="Texte_20_tableau">1<text:span text:style-name="T27">3</text:span>H<text:span text:style-name="T18">15</text:span> à 1<text:span text:style-name="T27">5</text:span>H<text:span text:style-name="T18">15</text:span></text:p>
          </table:table-cell>
          <table:table-cell table:style-name="Tableau1.A3" office:value-type="string">
            <text:p text:style-name="P69">Unité<text:span text:style-name="T22"> </text:span><text:span text:style-name="T26">MDS</text:span><text:span text:style-name="T25"> </text:span>:</text:p>
            <text:p text:style-name="P75"><text:span text:style-name="T27">F</text:span>onctionnement <text:span text:style-name="T27">de l’unité – Planification et maîtrise opérationnelle – Ressources (compétences, sensibilisation, communication)</text:span></text:p>
            <text:p text:style-name="P76">Présentation <text:span text:style-name="T27">de l’environnement de travail </text:span>/ visite <text:span text:style-name="T27">HSE</text:span></text:p>
            <text:p text:style-name="P76">Étude de cas concrets : affaires</text:p>
          </table:table-cell>
          <table:table-cell table:style-name="Tableau1.A3" office:value-type="string">
            <text:p text:style-name="P74"><text:span text:style-name="T21">FJ</text:span>, FR</text:p>
          </table:table-cell>
          <table:table-cell table:style-name="Tableau1.D3" office:value-type="string">
            <text:p text:style-name="Texte_20_tableau"/>
            <text:p text:style-name="Texte_20_tableau"/>
            <text:p text:style-name="P81">Chef d'unité</text:p>
            <text:p text:style-name="P82"/>
            <text:p text:style-name="P82"/>
            <text:p text:style-name="P82"/>
            <text:p text:style-name="P82">Chef d'unité, rencontre de personnels<text:line-break/></text:p>
            <text:p text:style-name="P82">Chargés d'affaires <text:span text:style-name="T29">disponibles</text:span></text:p>
          </table:table-cell>
        </table:table-row>
        <table:table-row table:style-name="Tableau1.3">
          <table:table-cell table:style-name="Tableau1.A3" office:value-type="string">
            <text:p text:style-name="Texte_20_tableau">15H<text:span text:style-name="T18">15</text:span> à 15H<text:span text:style-name="T18">45</text:span></text:p>
          </table:table-cell>
          <table:table-cell table:style-name="Tableau1.A3" office:value-type="string">
            <text:p text:style-name="P69">Synthèse</text:p>
          </table:table-cell>
          <table:table-cell table:style-name="Tableau1.A3" office:value-type="string">
            <text:p text:style-name="P77"><text:span text:style-name="T21">FJ</text:span>, FR</text:p>
          </table:table-cell>
          <table:table-cell table:style-name="Tableau1.D3" office:value-type="string">
            <text:p text:style-name="Texte_20_tableau">/</text:p>
          </table:table-cell>
        </table:table-row>
        <table:table-row table:style-name="Tableau1.3">
          <table:table-cell table:style-name="Tableau1.A3" office:value-type="string">
            <text:p text:style-name="Texte_20_tableau">15h<text:span text:style-name="T18">45</text:span> à 16H<text:span text:style-name="T21">30</text:span></text:p>
          </table:table-cell>
          <table:table-cell table:style-name="Tableau1.A3" office:value-type="string">
            <text:p text:style-name="P69">Réunion de clôture</text:p>
            <text:p text:style-name="P78">Présentation des principaux constats de l’audit et des conclusions</text:p>
            <text:p text:style-name="P78"><text:span text:style-name="T28">Échanges</text:span> sur les points abordés</text:p>
          </table:table-cell>
          <table:table-cell table:style-name="Tableau1.A3" office:value-type="string">
            <text:p text:style-name="P74"><text:span text:style-name="T21">FJ</text:span>, FR</text:p>
          </table:table-cell>
          <table:table-cell table:style-name="Tableau1.D3" office:value-type="string">
            <text:p text:style-name="Texte_20_tableau">Représentant direction, RQD <text:span text:style-name="T19">(si différent)</text:span></text:p>
            <text:p text:style-name="Texte_20_tableau">Représentants unités / <text:span text:style-name="T28">groupes audités</text:span> suivant disponibilité</text:p>
          </table:table-cell>
        </table:table-row>
      </table:table>
      <text:p text:style-name="P62"/>
      <text:p text:style-name="P33"/>
      <text:p text:style-name="P33"/>
      <text:p text:style-name="P6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h text:style-name="P92" text:outline-level="2">Revue de la conformité <text:span text:style-name="T13">aux ISO 9001 et 14 001 versions 2015</text:span></text:h>
          </table:table-cell>
          <table:table-cell table:style-name="Tableau14.A1" office:value-type="string">
            <text:p text:style-name="P4"/>
          </table:table-cell>
        </table:table-row>
      </table:table>
      <text:p text:style-name="P34"/>
      <text:p text:style-name="P3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column table:style-name="Tableau13.I"/>
        <table:table-row table:style-name="Tableau13.1">
          <table:table-cell table:style-name="Tableau13.A1" office:value-type="string">
            <text:p text:style-name="P28">ISO 9001</text:p>
          </table:table-cell>
          <table:table-cell table:style-name="Tableau13.A1" office:value-type="string">
            <text:p text:style-name="P28">ISO <text:span text:style-name="T13">14 001</text:span></text:p>
          </table:table-cell>
          <table:table-cell table:style-name="Tableau13.A1" office:value-type="string">
            <text:p text:style-name="P28"/>
          </table:table-cell>
          <table:table-cell table:style-name="Tableau13.A1" office:value-type="string">
            <text:p text:style-name="P28">Titre</text:p>
          </table:table-cell>
          <table:table-cell table:style-name="Tableau13.A1" office:value-type="string">
            <text:p text:style-name="P28">Vu sans <text:s/>remarque</text:p>
          </table:table-cell>
          <table:table-cell table:style-name="Tableau13.A1" office:value-type="string">
            <text:p text:style-name="P28">Points forts</text:p>
          </table:table-cell>
          <table:table-cell table:style-name="Tableau13.A1" office:value-type="string">
            <text:p text:style-name="P28">P<text:span text:style-name="T16">istes de progrès</text:span></text:p>
          </table:table-cell>
          <table:table-cell table:style-name="Tableau13.A1" office:value-type="string">
            <text:p text:style-name="P28">P<text:span text:style-name="T16">oints sensibles</text:span></text:p>
          </table:table-cell>
          <table:table-cell table:style-name="Tableau13.I1" office:value-type="string">
            <text:p text:style-name="P28">Non</text:p>
            <text:p text:style-name="P28">Conformités</text:p>
          </table:table-cell>
        </table:table-row>
        <table:table-row table:style-name="Tableau13.2">
          <table:table-cell table:style-name="Tableau13.A2" table:number-columns-spanned="9" office:value-type="string">
            <text:p text:style-name="P40"><text:span text:style-name="T7">4. </text:span><text:span text:style-name="T9">Contexte de l’organis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p text:style-name="P40">4.1</text:p>
          </table:table-cell>
          <table:table-cell table:style-name="Tableau13.A3" office:value-type="string">
            <text:p text:style-name="P40">4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>C<text:span text:style-name="T14">ompréhension de l’organisme et son contexte</text:span>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0">4.2</text:p>
          </table:table-cell>
          <table:table-cell table:style-name="Tableau13.A3" office:value-type="string">
            <text:p text:style-name="P40">4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1">C<text:span text:style-name="T14">ompréhension des besoins et des attentes des parties intéressées</text:span>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4.3</text:p>
          </table:table-cell>
          <table:table-cell table:style-name="Tableau13.A3" office:value-type="string">
            <text:p text:style-name="P40">4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Détermination du domaine d’application du SMQ // SM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><text:s/></text:p>
          </table:table-cell>
        </table:table-row>
        <table:table-row table:style-name="Tableau13.2">
          <table:table-cell table:style-name="Tableau13.A3" office:value-type="string">
            <text:p text:style-name="P43">4.4</text:p>
          </table:table-cell>
          <table:table-cell table:style-name="Tableau13.A3" office:value-type="string">
            <text:p text:style-name="P44">4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Système de management de la qualité et ses processus // SM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7" table:number-columns-spanned="9" office:value-type="string">
            <text:p text:style-name="P57">5. Leadersh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8" office:value-type="string">
            <text:p text:style-name="P43">5.1</text:p>
          </table:table-cell>
          <table:table-cell table:style-name="Tableau13.A8" office:value-type="string">
            <text:p text:style-name="P43">5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Leadership et engagement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4">X</text:p>
          </table:table-cell>
          <table:table-cell table:style-name="Tableau13.G8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8" office:value-type="string">
            <text:p text:style-name="P43">5.1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Généralités 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4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5.1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Orientation client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4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5.2</text:p>
          </table:table-cell>
          <table:table-cell table:style-name="Tableau13.A3" office:value-type="string">
            <text:p text:style-name="P43">5.2</text:p>
          </table:table-cell>
          <table:table-cell table:style-name="Tableau13.A3" office:value-type="string">
            <text:p text:style-name="P43">Poli</text:p>
          </table:table-cell>
          <table:table-cell table:style-name="Tableau13.A3" office:value-type="string">
            <text:p text:style-name="P43">Politique et politique environnementale</text:p>
          </table:table-cell>
          <table:table-cell table:style-name="Tableau13.A3" office:value-type="string">
            <text:p text:style-name="P56">X</text:p>
          </table:table-cell>
          <table:table-cell table:style-name="Tableau13.A3" office:value-type="string">
            <text:p text:style-name="P54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5.2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Établissement de la politique qualité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5.2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3">Communication de la politique qualité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13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3">5.3</text:p>
          </table:table-cell>
          <table:table-cell table:style-name="Tableau13.A3" office:value-type="string">
            <text:p text:style-name="P43">5.3</text:p>
          </table:table-cell>
          <table:table-cell table:style-name="Tableau13.A3" office:value-type="string">
            <text:p text:style-name="P43">Rôles, </text:p>
          </table:table-cell>
          <table:table-cell table:style-name="Tableau13.A3" office:value-type="string">
            <text:p text:style-name="P43">Rôles, responsabilités et autorités au sein de l’organisme</text:p>
          </table:table-cell>
          <table:table-cell table:style-name="Tableau13.A3" office:value-type="string">
            <text:p text:style-name="P53">X</text:p>
          </table:table-cell>
          <table:table-cell table:style-name="Tableau13.G8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28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2" table:number-columns-spanned="9" office:value-type="string">
            <text:p text:style-name="P58"><text:span text:style-name="T14">6</text:span>. <text:span text:style-name="T14">Planifi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p text:style-name="P45">6.1</text:p>
          </table:table-cell>
          <table:table-cell table:style-name="Tableau13.A3" office:value-type="string">
            <text:p text:style-name="P45">6.1</text:p>
          </table:table-cell>
          <table:table-cell table:style-name="Tableau13.A3" office:value-type="string">
            <text:p text:style-name="P45">Actios</text:p>
          </table:table-cell>
          <table:table-cell table:style-name="Tableau13.A3" office:value-type="string">
            <text:p text:style-name="P45">Actions à mettre en œuvre face aux risques et opportunité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/>
          </table:table-cell>
          <table:table-cell table:style-name="Tableau13.A3" office:value-type="string">
            <text:p text:style-name="P45">6.1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Généralité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/>
          </table:table-cell>
          <table:table-cell table:style-name="Tableau13.A3" office:value-type="string">
            <text:p text:style-name="P45">6.1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Aspects environnementaux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/>
          </table:table-cell>
          <table:table-cell table:style-name="Tableau13.A3" office:value-type="string">
            <text:p text:style-name="P45">6.1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Obligations de conformité</text:p>
          </table:table-cell>
          <table:table-cell table:style-name="Tableau13.A3" office:value-type="string">
            <text:p text:style-name="P56">X</text:p>
          </table:table-cell>
          <table:table-cell table:style-name="Tableau13.A3" office:value-type="string">
            <text:p text:style-name="P54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/>
          </table:table-cell>
          <table:table-cell table:style-name="Tableau13.A3" office:value-type="string">
            <text:p text:style-name="P45">6.1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Planification d’action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>6.2</text:p>
          </table:table-cell>
          <table:table-cell table:style-name="Tableau13.A3" office:value-type="string">
            <text:p text:style-name="P45">6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Objectifs qualité et planification des actions pour les atteindr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54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/>
          </table:table-cell>
          <table:table-cell table:style-name="Tableau13.A3" office:value-type="string">
            <text:p text:style-name="P45">6.2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Objectifs environnementaux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><text:s/></text:p>
          </table:table-cell>
        </table:table-row>
        <table:table-row table:style-name="Tableau13.2"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6.2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Planification des actions pour atteindre les objectifs environnementaux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5">6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5">Pl</text:p>
          </table:table-cell>
          <table:table-cell table:style-name="Tableau13.A3" office:value-type="string">
            <text:p text:style-name="P45">Planification des modification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ext:soft-page-break/>
        <table:table-row table:style-name="Tableau13.2">
          <table:table-cell table:style-name="Tableau13.A2" table:number-columns-spanned="9" office:value-type="string">
            <text:p text:style-name="P58"><text:span text:style-name="T14">7</text:span>. <text:span text:style-name="T14">Suppor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p text:style-name="P46">7.1</text:p>
          </table:table-cell>
          <table:table-cell table:style-name="Tableau13.A3" office:value-type="string">
            <text:p text:style-name="P46">7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Ressourc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2">7.1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1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Ressources humain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1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Infrastructur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1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Environnement pour la mise en œuvre des processu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3</text:p>
            <text:p text:style-name="P56">PF4</text:p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1.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2">Ressources pour la surveillance et la mesur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1.6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Connaissances organisationnell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2</text:p>
          </table:table-cell>
          <table:table-cell table:style-name="Tableau13.A3" office:value-type="string">
            <text:p text:style-name="P46">7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Compétence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6</text:p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3</text:p>
          </table:table-cell>
          <table:table-cell table:style-name="Tableau13.A3" office:value-type="string">
            <text:p text:style-name="P46">7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Sensibilisa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6">7.4</text:p>
          </table:table-cell>
          <table:table-cell table:style-name="Tableau13.A3" office:value-type="string">
            <text:p text:style-name="P46">7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Communication</text:p>
          </table:table-cell>
          <table:table-cell table:style-name="Tableau13.A3" office:value-type="string">
            <text:p text:style-name="P56">X</text:p>
          </table:table-cell>
          <table:table-cell table:style-name="Tableau13.A3" office:value-type="string">
            <text:p text:style-name="P55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7.4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Généralités</text:p>
          </table:table-cell>
          <table:table-cell table:style-name="Tableau13.A3" office:value-type="string">
            <text:p text:style-name="P56">X</text:p>
          </table:table-cell>
          <table:table-cell table:style-name="Tableau13.A3" office:value-type="string">
            <text:p text:style-name="P55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7.4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Communication interne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2</text:p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7.4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6">Communication externe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1</text:p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7.5</text:p>
          </table:table-cell>
          <table:table-cell table:style-name="Tableau13.A3" office:value-type="string">
            <text:p text:style-name="P47">7.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Informations documenté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7.5.1</text:p>
          </table:table-cell>
          <table:table-cell table:style-name="Tableau13.A3" office:value-type="string">
            <text:p text:style-name="P47">7.5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7.5.2</text:p>
          </table:table-cell>
          <table:table-cell table:style-name="Tableau13.A3" office:value-type="string">
            <text:p text:style-name="P47">7.5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Création et mise à jour des informations documenté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G8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7.5.3</text:p>
          </table:table-cell>
          <table:table-cell table:style-name="Tableau13.A3" office:value-type="string">
            <text:p text:style-name="P47">7.5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Maîtrise des informations documenté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2" table:number-columns-spanned="9" office:value-type="string">
            <text:p text:style-name="P58"><text:span text:style-name="T14">8</text:span>. Réalisation des <text:span text:style-name="T14">activités opérationnell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p text:style-name="P47">8.1</text:p>
          </table:table-cell>
          <table:table-cell table:style-name="Tableau13.A3" office:value-type="string">
            <text:p text:style-name="P47">8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Planification et maîtrise opérationnelle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56">PF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6">PS1</text:p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/>
          </table:table-cell>
          <table:table-cell table:style-name="Tableau13.A3" office:value-type="string">
            <text:p text:style-name="P47">8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Préparation et réponse aux situations d’urgenc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8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Exigences relatives aux produits et service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6">PP2</text:p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8.2.1</text:p>
          </table:table-cell>
          <table:table-cell table:style-name="Tableau13.A3" office:value-type="string">
            <text:p text:style-name="P47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Communication avec les client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8.2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Détermination des exigences relatives aux produits et servic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8.2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Revue des exigences relatives aux produits et servic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7">8.2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7">Modifications des exigences relatives aux produits et servic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Conception et développement de produits et servic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ext:soft-page-break/>
        <table:table-row table:style-name="Tableau13.2">
          <table:table-cell table:style-name="Tableau13.A3" office:value-type="string">
            <text:p text:style-name="P48">8.3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Planification de la conception et du développement 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Éléments d’entrée de la conception et du développement 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Maîtrise de la conception et du développement 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.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Éléments de sortie de la conception et du développement 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48">8.3.6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9">Modifications de la conception et du développement 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Maîtrise des processus, produits et services fournis par des prestataires extern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4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4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Type et étendue de la maîtris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4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Information à l’attention des prestataires extern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Production et prestation de servic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1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Maîtrise de la production et de la prestation de servic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2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Identification et traçabilité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6">PP3</text:p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3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Propriétés des clients ou des prestataires externes</text:p>
          </table:table-cell>
          <table:table-cell table:style-name="Tableau13.A3" office:value-type="string">
            <text:p text:style-name="P53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6">PP2</text:p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4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Préserva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5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Activité après livrais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5.6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Maîtrise des modification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6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Libération des produits et servic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3" office:value-type="string">
            <text:p text:style-name="P50">8.7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50">Maîtrise des éléments de sortie non conform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28"/>
          </table:table-cell>
        </table:table-row>
        <table:table-row table:style-name="Tableau13.2">
          <table:table-cell table:style-name="Tableau13.A2" table:number-columns-spanned="9" office:value-type="string">
            <text:p text:style-name="P58"><text:span text:style-name="T14">9</text:span>. <text:span text:style-name="T14">Évaluation des performanc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h text:style-name="P87" text:outline-level="8">9.1</text:h>
          </table:table-cell>
          <table:table-cell table:style-name="Tableau13.A3" office:value-type="string">
            <text:h text:style-name="P87" text:outline-level="8">9.1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Surveillance, mesure, analyse et évalua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7" text:outline-level="8">9.1.1</text:h>
          </table:table-cell>
          <table:table-cell table:style-name="Tableau13.A3" office:value-type="string">
            <text:h text:style-name="P87" text:outline-level="8"/>
            <text:h text:style-name="P87" text:outline-level="8">9.1.1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7" text:outline-level="8">9.1.2</text:h>
          </table:table-cell>
          <table:table-cell table:style-name="Tableau13.A3" office:value-type="string">
            <text:h text:style-name="P87" text:outline-level="8">9.1.2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Satisfaction du client // évaluation de la conformité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7" text:outline-level="8">9.1.3</text:h>
          </table:table-cell>
          <table:table-cell table:style-name="Tableau13.A3" office:value-type="string">
            <text:h text:style-name="P87" text:outline-level="8"/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Analyse et évalua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9.2</text:h>
          </table:table-cell>
          <table:table-cell table:style-name="Tableau13.A3" office:value-type="string">
            <text:h text:style-name="P89" text:outline-level="8">9.2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Audit intern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h text:style-name="P89" text:outline-level="8">9.2.1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h text:style-name="P89" text:outline-level="8">9.2.2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Programme d’audit intern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ext:soft-page-break/>
        <table:table-row table:style-name="Tableau13.2">
          <table:table-cell table:style-name="Tableau13.A3" office:value-type="string">
            <text:h text:style-name="P89" text:outline-level="8">9.3</text:h>
          </table:table-cell>
          <table:table-cell table:style-name="Tableau13.A3" office:value-type="string">
            <text:h text:style-name="P89" text:outline-level="8">9.3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Revue de direc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9.3.1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9.3.2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Éléments d’entrée de la revue de direc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9.3.3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Éléments de sortie de la revue de direction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2" table:number-columns-spanned="9" office:value-type="string">
            <text:h text:style-name="P90" text:outline-level="8">10. Amélior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3" office:value-type="string">
            <text:h text:style-name="P89" text:outline-level="8">10.1</text:h>
          </table:table-cell>
          <table:table-cell table:style-name="Tableau13.A3" office:value-type="string">
            <text:h text:style-name="P89" text:outline-level="8">10.1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Généralité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10.2</text:h>
          </table:table-cell>
          <table:table-cell table:style-name="Tableau13.A3" office:value-type="string">
            <text:h text:style-name="P89" text:outline-level="8">10.2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Non-conformité et actions correctives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  <table:table-row table:style-name="Tableau13.2">
          <table:table-cell table:style-name="Tableau13.A3" office:value-type="string">
            <text:h text:style-name="P89" text:outline-level="8">10.3</text:h>
          </table:table-cell>
          <table:table-cell table:style-name="Tableau13.A3" office:value-type="string">
            <text:h text:style-name="P89" text:outline-level="8">10.3</text:h>
          </table:table-cell>
          <table:table-cell table:style-name="Tableau13.A3" office:value-type="string">
            <text:h text:style-name="P88" text:outline-level="8"/>
          </table:table-cell>
          <table:table-cell table:style-name="Tableau13.A3" office:value-type="string">
            <text:p text:style-name="P51">Amélioration continue</text:p>
          </table:table-cell>
          <table:table-cell table:style-name="Tableau13.A3" office:value-type="string">
            <text:p text:style-name="P53">X</text:p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A3" office:value-type="string">
            <text:p text:style-name="P40"/>
          </table:table-cell>
          <table:table-cell table:style-name="Tableau13.I3" office:value-type="string">
            <text:p text:style-name="P40"/>
          </table:table-cell>
        </table:table-row>
      </table:table>
      <text:p text:style-name="P64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h text:style-name="P92" text:outline-level="2">Revue de la conformité <text:span text:style-name="T13">à l’OHSAS 18 001</text:span></text:h>
          </table:table-cell>
          <table:table-cell table:style-name="Tableau16.A1" office:value-type="string">
            <text:p text:style-name="P4"/>
          </table:table-cell>
        </table:table-row>
      </table:table>
      <text:p text:style-name="P3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H"/>
        <table:table-column table:style-name="Tableau15.I"/>
        <table:table-row table:style-name="Tableau15.1">
          <table:table-cell table:style-name="Tableau15.A1" office:value-type="string">
            <text:p text:style-name="P67"><text:span text:style-name="T2">X</text:span>ISO 9001</text:p>
          </table:table-cell>
          <table:table-cell table:style-name="Tableau15.A1" office:value-type="string">
            <text:p text:style-name="P28">ISO <text:span text:style-name="T13">14 001</text:span></text:p>
          </table:table-cell>
          <table:table-cell table:style-name="Tableau15.A1" office:value-type="string">
            <text:p text:style-name="P29">§</text:p>
          </table:table-cell>
          <table:table-cell table:style-name="Tableau15.A1" office:value-type="string">
            <text:p text:style-name="P28">Titre</text:p>
          </table:table-cell>
          <table:table-cell table:style-name="Tableau15.A1" office:value-type="string">
            <text:p text:style-name="P28">Vu sans <text:s/>remarque</text:p>
          </table:table-cell>
          <table:table-cell table:style-name="Tableau15.A1" office:value-type="string">
            <text:p text:style-name="P28">Points forts</text:p>
          </table:table-cell>
          <table:table-cell table:style-name="Tableau15.A1" office:value-type="string">
            <text:p text:style-name="P28">Points sensibles</text:p>
          </table:table-cell>
          <table:table-cell table:style-name="Tableau15.A1" office:value-type="string">
            <text:p text:style-name="P28">Pistes de progrès</text:p>
          </table:table-cell>
          <table:table-cell table:style-name="Tableau15.I1" office:value-type="string">
            <text:p text:style-name="P28">Non</text:p>
            <text:p text:style-name="P28">Conformités</text:p>
          </table:table-cell>
        </table:table-row>
        <table:table-row table:style-name="Tableau15.2">
          <table:table-cell table:style-name="Tableau15.A2" table:number-columns-spanned="9" office:value-type="string">
            <text:p text:style-name="P40"><text:span text:style-name="T7">4. </text:span><text:span text:style-name="T8">Exigence en matière de système de management de la S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office:value-type="string">
            <text:p text:style-name="P42">4.1</text:p>
          </table:table-cell>
          <table:table-cell table:style-name="Tableau15.A3" office:value-type="string">
            <text:p text:style-name="P42">4.1</text:p>
          </table:table-cell>
          <table:table-cell table:style-name="Tableau15.C3" office:value-type="string">
            <text:p text:style-name="P59">4.1</text:p>
          </table:table-cell>
          <table:table-cell table:style-name="Tableau15.C3" office:value-type="string">
            <text:p text:style-name="P59">Exigences générales.</text:p>
          </table:table-cell>
          <table:table-cell table:style-name="Tableau15.E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>4.2</text:p>
          </table:table-cell>
          <table:table-cell table:style-name="Tableau15.A3" office:value-type="string">
            <text:p text:style-name="P42">4.2</text:p>
          </table:table-cell>
          <table:table-cell table:style-name="Tableau15.F3" office:value-type="string">
            <text:p text:style-name="P59">4.2</text:p>
          </table:table-cell>
          <table:table-cell table:style-name="Tableau15.F3" office:value-type="string">
            <text:p text:style-name="P60">Politique SST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/>
          </table:table-cell>
          <table:table-cell table:style-name="Tableau15.A2" table:number-columns-spanned="7" office:value-type="string">
            <text:p text:style-name="P60">4.3 Plan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3.1</text:p>
          </table:table-cell>
          <table:table-cell table:style-name="Tableau15.F3" office:value-type="string">
            <text:p text:style-name="P59">4.3.1</text:p>
          </table:table-cell>
          <table:table-cell table:style-name="Tableau15.F3" office:value-type="string">
            <text:p text:style-name="P59">Identification des dangers, évaluation des risques et mesures de contrôles 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3</text:p>
            <text:p text:style-name="P56">PF4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30">PP1</text:p>
          </table:table-cell>
          <table:table-cell table:style-name="Tableau15.I3" office:value-type="string">
            <text:p text:style-name="P28"><text:s/></text:p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3.2</text:p>
          </table:table-cell>
          <table:table-cell table:style-name="Tableau15.F3" office:value-type="string">
            <text:p text:style-name="P59">4.3.2</text:p>
          </table:table-cell>
          <table:table-cell table:style-name="Tableau15.F3" office:value-type="string">
            <text:p text:style-name="P59">Exigences légales et autres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3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8" office:value-type="string">
            <text:p text:style-name="P42">5.4</text:p>
          </table:table-cell>
          <table:table-cell table:style-name="Tableau15.A8" office:value-type="string">
            <text:p text:style-name="P42">4.3.3</text:p>
          </table:table-cell>
          <table:table-cell table:style-name="Tableau15.F3" office:value-type="string">
            <text:p text:style-name="P59">4.3.3</text:p>
          </table:table-cell>
          <table:table-cell table:style-name="Tableau15.F3" office:value-type="string">
            <text:p text:style-name="P59">Objectifs et programmes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3</text:p>
          </table:table-cell>
          <table:table-cell table:style-name="Tableau15.G8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8" office:value-type="string">
            <text:p text:style-name="P42"/>
          </table:table-cell>
          <table:table-cell table:style-name="Tableau15.A3" office:value-type="string">
            <text:p text:style-name="P42"/>
          </table:table-cell>
          <table:table-cell table:style-name="Tableau15.A2" table:number-columns-spanned="7" office:value-type="string">
            <text:p text:style-name="P60">4.4 Mise en œuvre et fonc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8" office:value-type="string">
            <text:p text:style-name="P42">4.2</text:p>
          </table:table-cell>
          <table:table-cell table:style-name="Tableau15.A3" office:value-type="string">
            <text:p text:style-name="P42">4.4.1</text:p>
          </table:table-cell>
          <table:table-cell table:style-name="Tableau15.F3" office:value-type="string">
            <text:p text:style-name="P59">4.4.1</text:p>
          </table:table-cell>
          <table:table-cell table:style-name="Tableau15.F3" office:value-type="string">
            <text:p text:style-name="P60">Ressources, rôles, responsabilités, obligations de rendre compte et autorités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2</text:p>
          </table:table-cell>
          <table:table-cell table:style-name="Tableau15.F3" office:value-type="string">
            <text:p text:style-name="P59">4.4.2</text:p>
          </table:table-cell>
          <table:table-cell table:style-name="Tableau15.F3" office:value-type="string">
            <text:p text:style-name="P59">Compétence, formation, sensibilisation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3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3</text:p>
          </table:table-cell>
          <table:table-cell table:style-name="Tableau15.F3" office:value-type="string">
            <text:p text:style-name="P59">4.4.3</text:p>
          </table:table-cell>
          <table:table-cell table:style-name="Tableau15.F3" office:value-type="string">
            <text:p text:style-name="P59">Communication, participation et consultation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2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4</text:p>
          </table:table-cell>
          <table:table-cell table:style-name="Tableau15.F3" office:value-type="string">
            <text:p text:style-name="P59">4.4.4</text:p>
          </table:table-cell>
          <table:table-cell table:style-name="Tableau15.F3" office:value-type="string">
            <text:p text:style-name="P59">Documentation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4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5</text:p>
          </table:table-cell>
          <table:table-cell table:style-name="Tableau15.F3" office:value-type="string">
            <text:p text:style-name="P59">4.4.5</text:p>
          </table:table-cell>
          <table:table-cell table:style-name="Tableau15.F3" office:value-type="string">
            <text:p text:style-name="P60">Contrôle des documents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14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6</text:p>
          </table:table-cell>
          <table:table-cell table:style-name="Tableau15.F3" office:value-type="string">
            <text:p text:style-name="P59">4.4.6</text:p>
          </table:table-cell>
          <table:table-cell table:style-name="Tableau15.F3" office:value-type="string">
            <text:p text:style-name="P60">Contrôle des opérations</text:p>
          </table:table-cell>
          <table:table-cell table:style-name="Tableau15.I3" office:value-type="string">
            <text:p text:style-name="P61">X</text:p>
          </table:table-cell>
          <table:table-cell table:style-name="Tableau15.G8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4.7</text:p>
          </table:table-cell>
          <table:table-cell table:style-name="Tableau15.F3" office:value-type="string">
            <text:p text:style-name="P59">4.4.7</text:p>
          </table:table-cell>
          <table:table-cell table:style-name="Tableau15.F3" office:value-type="string">
            <text:p text:style-name="P60">Prévention des situations d’urgence et capacité à réagir</text:p>
          </table:table-cell>
          <table:table-cell table:style-name="Tableau15.I3" office:value-type="string">
            <text:p text:style-name="P61"/>
          </table:table-cell>
          <table:table-cell table:style-name="Tableau15.F3" office:value-type="string">
            <text:p text:style-name="P56">PF3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/>
          </table:table-cell>
          <table:table-cell table:style-name="Tableau15.A2" table:number-columns-spanned="7" office:value-type="string">
            <text:p text:style-name="P60">4.5 Vérifi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5.1</text:p>
          </table:table-cell>
          <table:table-cell table:style-name="Tableau15.F3" office:value-type="string">
            <text:p text:style-name="P59">4.5.1</text:p>
          </table:table-cell>
          <table:table-cell table:style-name="Tableau15.F3" office:value-type="string">
            <text:p text:style-name="P59">Mesure et surveillance de performance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5.2</text:p>
          </table:table-cell>
          <table:table-cell table:style-name="Tableau15.F3" office:value-type="string">
            <text:p text:style-name="P59">4.5.2</text:p>
          </table:table-cell>
          <table:table-cell table:style-name="Tableau15.F3" office:value-type="string">
            <text:p text:style-name="P59">Évaluation de la conformité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><text:s/></text:p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/>
          </table:table-cell>
          <table:table-cell table:style-name="Tableau15.F3" office:value-type="string">
            <text:p text:style-name="P59">4.5.3.1</text:p>
          </table:table-cell>
          <table:table-cell table:style-name="Tableau15.F3" office:value-type="string">
            <text:p text:style-name="P59">Recherche d’incidents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5.3</text:p>
          </table:table-cell>
          <table:table-cell table:style-name="Tableau15.F3" office:value-type="string">
            <text:p text:style-name="P59">4.5.3.2</text:p>
          </table:table-cell>
          <table:table-cell table:style-name="Tableau15.F3" office:value-type="string">
            <text:p text:style-name="P59">Non-conformité, actions correctives et actions préventives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5.4</text:p>
          </table:table-cell>
          <table:table-cell table:style-name="Tableau15.F3" office:value-type="string">
            <text:p text:style-name="P59">4.5.4</text:p>
          </table:table-cell>
          <table:table-cell table:style-name="Tableau15.F3" office:value-type="string">
            <text:p text:style-name="P59">Maîtrise des enregistrements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A3" office:value-type="string">
            <text:p text:style-name="P42"/>
          </table:table-cell>
          <table:table-cell table:style-name="Tableau15.A3" office:value-type="string">
            <text:p text:style-name="P42">4.5.5</text:p>
          </table:table-cell>
          <table:table-cell table:style-name="Tableau15.F3" office:value-type="string">
            <text:p text:style-name="P59">4.5.5</text:p>
          </table:table-cell>
          <table:table-cell table:style-name="Tableau15.F3" office:value-type="string">
            <text:p text:style-name="P59">Audit interne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  <table:table-row table:style-name="Tableau15.3">
          <table:table-cell table:style-name="Tableau15.F3" office:value-type="string">
            <text:p text:style-name="P42"/>
          </table:table-cell>
          <table:table-cell table:style-name="Tableau15.F3" office:value-type="string">
            <text:p text:style-name="P42"/>
          </table:table-cell>
          <table:table-cell table:style-name="Tableau15.F3" office:value-type="string">
            <text:p text:style-name="P60">4.6</text:p>
          </table:table-cell>
          <table:table-cell table:style-name="Tableau15.F3" office:value-type="string">
            <text:p text:style-name="P60">Revue de direction</text:p>
          </table:table-cell>
          <table:table-cell table:style-name="Tableau15.I3" office:value-type="string">
            <text:p text:style-name="P61">X</text:p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40"/>
          </table:table-cell>
          <table:table-cell table:style-name="Tableau15.F3" office:value-type="string">
            <text:p text:style-name="P28"/>
          </table:table-cell>
          <table:table-cell table:style-name="Tableau15.I3" office:value-type="string">
            <text:p text:style-name="P28"/>
          </table:table-cell>
        </table:table-row>
      </table:table>
      <text:p text:style-name="P34"/>
      <text:p text:style-name="P68"/>
      <text:p text:style-name="P33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8">Notes et commentaires :</text:p>
            <text:p text:style-name="P33"/>
          </table:table-cell>
        </table:table-row>
        <table:table-row table:style-name="Tableau8.1">
          <table:table-cell table:style-name="Tableau8.A2" office:value-type="string">
            <text:p text:style-name="P39">Points forts</text:p>
          </table:table-cell>
        </table:table-row>
        <table:table-row table:style-name="Tableau8.1">
          <table:table-cell table:style-name="Tableau8.A1" office:value-type="string">
            <text:list xml:id="list4057575936" text:style-name="L1">
              <text:list-item>
                <text:p text:style-name="P94"><text:span text:style-name="T17">L’audit met en évidence un </text:span><text:span text:style-name="T10">bon niveau d’analyse des risques et opportunités</text:span><text:span text:style-name="T17"> au sein du département. Par exemple :</text:span></text:p>
              </text:list-item>
            </text:list>
            <text:list xml:id="list2419459528" text:style-name="L2">
              <text:list-item>
                <text:p text:style-name="P95">démarche clients et partenaires efficace (donnant des résultats), et suivie dans le temps par un tableau dédié,</text:p>
              </text:list-item>
              <text:list-item>
                <text:p text:style-name="P95">anticipation des départs et fragilités potentielles correspondantes : recrutements prévus et anticipés chez GTR, formations par compagnonnage interne en attendant, etc.</text:p>
              </text:list-item>
            </text:list>
            <text:list xml:id="list93325742694509" text:continue-list="list4057575936" text:style-name="L1">
              <text:list-item>
                <text:p text:style-name="P96">Le département s’est attaché à une <text:span text:style-name="T7">bonne communication auprès des agents</text:span> sur le système qualité. Par exemple : document de synthèse du plan d’actions avec affichage multiple, <text:span text:style-name="T33">information sur l</text:span>es nouvelles versions des procédures internes par une interface palliant les défauts de Gedoc.</text:p>
              </text:list-item>
              <text:list-item>
                <text:p text:style-name="P96">La <text:span text:style-name="T7">démarche HSE apparaît active et nourrie d’initiatives</text:span>. Par exemple : adaptation de véhicules (plateau coulissant), formations gest<text:span text:style-name="T33">e</text:span>s et postures, études de postes, formation déplacements en eaux vives.</text:p>
              </text:list-item>
              <text:list-item>
                <text:p text:style-name="P96">Bonne <text:span text:style-name="T7">adaptation de l’environnement de travail</text:span><text:span text:style-name="T30"> aux besoins</text:span> : aucun écart HSE relevé dans les salles d’essais, <text:span text:style-name="T33">produits chimiques suivis et documentés (vérifié par sondage aléatoire), etc</text:span>.</text:p>
              </text:list-item>
              <text:list-item>
                <text:p text:style-name="P96">Qualité de la <text:span text:style-name="T7">planification au sein de l’unité MDS</text:span> : <text:span text:style-name="T33">suivi du </text:span>plan de charge, <text:span text:style-name="T33">planification régulière</text:span>, prise en compte d’appels à projets sur plusieurs années, adaptation générale de la planification aux besoins et aux enjeux.</text:p>
              </text:list-item>
              <text:list-item>
                <text:p text:style-name="P97">Bon <text:span text:style-name="T7">suivi des qualifications et habilitations</text:span> : tous les dossiers <text:span text:style-name="T33">de qualification / habilitation</text:span> demandés au hasard ont été retrouvés et comprenaient les éléments nécessaires. Une traçabilité de suivi du matériel de déplacement sur cordes de l’unité GTR a aussi été effectuée avec succès.</text:p>
              </text:list-item>
            </text:list>
            <text:p text:style-name="P33"/>
          </table:table-cell>
        </table:table-row>
        <table:table-row table:style-name="Tableau8.4">
          <table:table-cell table:style-name="Tableau8.A4" office:value-type="string">
            <text:p text:style-name="P39">Points sensibles</text:p>
          </table:table-cell>
        </table:table-row>
        <table:table-row table:style-name="Tableau8.5">
          <table:table-cell table:style-name="Tableau8.A13" office:value-type="string">
            <text:list xml:id="list3935498721" text:style-name="L3">
              <text:list-item>
                <text:p text:style-name="P101">Manque de <text:span text:style-name="T7">traçabili</text:span><text:span text:style-name="T11">t</text:span><text:span text:style-name="T7">é des décisions et planifications</text:span> chez GTR : peu de comptes-rendus des réunions formelles ou informelles de l’unité (aucun présenté en audit), ni outils de suivi susceptibles de s’y substituer.</text:p>
              </text:list-item>
            </text:list>
            <text:p text:style-name="P66"/>
          </table:table-cell>
        </table:table-row>
        <table:table-row table:style-name="Tableau8.1">
          <table:table-cell table:style-name="Tableau8.A2" office:value-type="string">
            <text:p text:style-name="P39">Pistes de progrès</text:p>
          </table:table-cell>
        </table:table-row>
        <table:table-row table:style-name="Tableau8.1">
          <table:table-cell table:style-name="Tableau8.A13" office:value-type="string">
            <text:list xml:id="list3258505899" text:style-name="L4">
              <text:list-header>
                <text:p text:style-name="P98"/>
              </text:list-header>
              <text:list-item>
                <text:p text:style-name="P98">Présence ponctuelle de <text:span text:style-name="T7">stockages en hauteur</text:span> dans l’open space de l’unité MDS.</text:p>
              </text:list-item>
              <text:list-item>
                <text:p text:style-name="P98">Amélioration possible de la <text:span text:style-name="T7">confidentialité</text:span> : actuellement, <text:span text:style-name="T33">d</text:span>es documents d’affaires confidentiels restent consultables par tous les agents du DLCF. Une réflexion pourrait être menée sur des espaces réseau à accès limité <text:span text:style-name="T33">(unité MDS notamment)</text:span>.</text:p>
              </text:list-item>
              <text:list-item>
                <text:p text:style-name="P98">Les <text:span text:style-name="T7">suivis d’affaires</text:span> sont <text:span text:style-name="T7">efficaces</text:span> (tous les documents nécessaires ont systématiquement été trouvés) <text:span text:style-name="T7">mais hétérogènes</text:span><text:span text:style-name="T30"> </text:span><text:span text:style-name="T31">au sein du département</text:span>. Ils n’utilisent pas nécessairement les documents cités dans la procédure affaire comme la fiche affaire.</text:p>
              </text:list-item>
            </text:list>
            <text:p text:style-name="P33"/>
          </table:table-cell>
        </table:table-row>
        <table:table-row table:style-name="Tableau8.8">
          <table:table-cell table:style-name="Tableau8.A4" office:value-type="string">
            <text:p text:style-name="P39">Non-conformités mineures</text:p>
          </table:table-cell>
        </table:table-row>
        <table:table-row table:style-name="Tableau8.9">
          <table:table-cell table:style-name="Tableau8.A13" office:value-type="string">
            <text:list xml:id="list1281860794" text:style-name="L5">
              <text:list-header>
                <text:p text:style-name="P99">Néant</text:p>
              </text:list-header>
            </text:list>
          </table:table-cell>
        </table:table-row>
        <table:table-row table:style-name="Tableau8.10">
          <table:table-cell table:style-name="Tableau8.A2" office:value-type="string">
            <text:p text:style-name="P39">Remarques</text:p>
          </table:table-cell>
        </table:table-row>
        <table:table-row table:style-name="Tableau8.11">
          <table:table-cell table:style-name="Tableau8.A13" office:value-type="string">
            <text:list xml:id="list720624506" text:style-name="L6">
              <text:list-header>
                <text:p text:style-name="P102"/>
              </text:list-header>
              <text:list-item>
                <text:p text:style-name="P103">Les équipes manquent d’informations sur l’établissement des pièces comptables pour l’international. Des factures peuvent se retrouver bloquées au bureau financier. Une information détaillée officielle à destination des chargés d’affaires serait souhaitée.</text:p>
              </text:list-item>
            </text:list>
            <text:p text:style-name="P32"/>
            <text:p text:style-name="P32"/>
          </table:table-cell>
        </table:table-row>
        <text:soft-page-break/>
        <table:table-row table:style-name="Tableau8.1">
          <table:table-cell table:style-name="Tableau8.A4" office:value-type="string">
            <text:p text:style-name="P17">Conclusions sur l’application, l’efficacité et la pertinence du système qualité</text:p>
          </table:table-cell>
        </table:table-row>
        <table:table-row table:style-name="Tableau8.1">
          <table:table-cell table:style-name="Tableau8.A13" office:value-type="string">
            <text:p text:style-name="P33"/>
            <text:p text:style-name="P36">L’audit met en évidence une bonne maturité du système qualité, qui a <text:span text:style-name="T32">également</text:span> bien pris en compte les évolutions <text:span text:style-name="T32">apportées par</text:span> la version <text:span text:style-name="T32">2015 de la norme ISO 9001. Le département révèle de multiples points forts et a bien anticipé les enjeux à venir, liés à l’évolution des contextes interne comme externe.</text:span></text:p>
            <text:p text:style-name="P36"/>
            <text:p text:style-name="P37">La conclusion de l’audit est donc tout-à-fait positive.</text:p>
            <text:p text:style-name="P36"/>
            <text:p text:style-name="P100">On notera que la mise en place prochaine de nouveaux outils de suivi et d’une certification à l’échelle Cerema conduira vraisemblablement à une modification des fonctionnements actuels. Cela pourra être l’occasion de requestionner les procédures existantes.</text:p>
            <text:p text:style-name="P35"/>
          </table:table-cell>
        </table:table-row>
      </table:table>
      <text:p text:style-name="P33"/>
      <text:h text:style-name="P93" text:outline-level="2"/>
      <text:h text:style-name="P91" text:outline-level="2">Retour <text:span text:style-name="T15">d’</text:span>expérience sur le fonctionnement de l'audit interne</text:h>
      <text:p text:style-name="P3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8">Commentaires des auditeurs internes</text:p>
          </table:table-cell>
          <table:covered-table-cell/>
        </table:table-row>
        <table:table-row>
          <table:table-cell table:style-name="Tableau9.A2" office:value-type="string">
            <text:p text:style-name="P1">Sur le champ et/ou les objectifs de l'audit</text:p>
          </table:table-cell>
          <table:table-cell table:style-name="Tableau9.B7" office:value-type="string">
            <text:p text:style-name="P20">Pas de remarque particulière</text:p>
            <text:p text:style-name="P20"/>
            <text:p text:style-name="P19"/>
          </table:table-cell>
        </table:table-row>
        <table:table-row table:style-name="Tableau9.3">
          <table:table-cell table:style-name="Tableau9.A2" office:value-type="string">
            <text:p text:style-name="P1">Sur le déroulement de l'audit</text:p>
          </table:table-cell>
          <table:table-cell table:style-name="Tableau9.B7" office:value-type="string">
            <text:p text:style-name="P86">L’audit s’est déroulé conformément au programme, et l’ensemble des points prévus a pu être abordé.</text:p>
          </table:table-cell>
        </table:table-row>
        <table:table-row>
          <table:table-cell table:style-name="Tableau9.A2" office:value-type="string">
            <text:p text:style-name="P1">Sur la qualité de la relation auditeurs-audités</text:p>
          </table:table-cell>
          <table:table-cell table:style-name="Tableau9.B7" office:value-type="string">
            <text:p text:style-name="P20">Excellente qualité des échanges avec les audités, à tous les niveaux de l’organisation. Présentation franche et ouverte des activités examinées et des modes de fonctionnement interne<text:span text:style-name="T33">s</text:span>.</text:p>
          </table:table-cell>
        </table:table-row>
        <table:table-row>
          <table:table-cell table:style-name="Tableau9.A5" table:number-columns-spanned="2" office:value-type="string">
            <text:p text:style-name="P1"/>
          </table:table-cell>
          <table:covered-table-cell/>
        </table:table-row>
        <table:table-row>
          <table:table-cell table:style-name="Tableau9.A2" office:value-type="string">
            <text:p text:style-name="P1">Appréciation des audités sur le déroulement de l'audit</text:p>
          </table:table-cell>
          <table:table-cell table:style-name="Tableau9.B7" office:value-type="string">
            <text:p text:style-name="P85">Audit très constructif avec des remarques d’excellentes qualité et un regard avisé sur les activités </text:p>
            <text:p text:style-name="P21"/>
          </table:table-cell>
        </table:table-row>
        <table:table-row>
          <table:table-cell table:style-name="Tableau9.A2" office:value-type="string">
            <text:p text:style-name="P1">Perception de l'auditeur sur le déroulement global de l'audit </text:p>
          </table:table-cell>
          <table:table-cell table:style-name="Tableau9.B7" office:value-type="string">
            <text:p text:style-name="P22">L’audit s’est très bien déroulé, depuis la communication des documents à l’amont jusqu’à l’accueil et aux échanges le jour J.</text:p>
            <text:p text:style-name="P23"/>
          </table:table-cell>
        </table:table-row>
      </table:table>
      <text:p text:style-name="P33"/>
      <text:p text:style-name="P33"/>
      <text:p text:style-name="P33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3">Signature des auditeurs</text:p>
          </table:table-cell>
          <table:table-cell table:style-name="Tableau11.A1" office:value-type="string">
            <text:p text:style-name="P24">Fabrice ROJAT</text:p>
            <text:p text:style-name="P84">Responsable d'audit</text:p>
          </table:table-cell>
          <table:table-cell table:style-name="Tableau11.A1" office:value-type="string">
            <text:p text:style-name="P24">Frédéric Jeanpierre</text:p>
          </table:table-cell>
        </table:table-row>
        <table:table-row>
          <table:table-cell table:style-name="Tableau11.A1" office:value-type="string">
            <text:p text:style-name="P3"/>
            <text:p text:style-name="P3">Date : <text:span text:style-name="T2">08/11/2019</text:span></text:p>
          </table:table-cell>
          <table:table-cell table:style-name="Tableau11.A1" office:value-type="string">
            <text:p text:style-name="P25">Signé</text:p>
          </table:table-cell>
          <table:table-cell table:style-name="Tableau11.A1" office:value-type="string">
            <text:p text:style-name="P25">Signé</text:p>
          </table:table-cell>
        </table:table-row>
      </table:table>
      <text:p text:style-name="P3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Diffusion :</text:p>
          </table:table-cell>
          <table:table-cell table:style-name="Tableau10.A1" office:value-type="string">
            <text:p text:style-name="P5">(Après validation auprès des participants à l’audit)</text:p>
          </table:table-cell>
        </table:table-row>
        <table:table-row>
          <table:table-cell table:style-name="Tableau10.A1" office:value-type="string">
            <text:p text:style-name="P1"/>
          </table:table-cell>
          <table:table-cell table:style-name="Tableau10.A1" office:value-type="string">
            <text:p text:style-name="P1">Participants à l'audit</text:p>
            <text:p text:style-name="P1">Responsable qualité de département</text:p>
            <text:p text:style-name="P1">Pilote(s) de processus concerné(s)</text:p>
            <text:p text:style-name="P1">Chargé de mission qualité</text:p>
          </table:table-cell>
        </table:table-row>
      </table:table>
      <text:p text:style-name="P33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1cm" fo:margin-top="0cm" fo:margin-bottom="0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cfe7f5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7cm" fo:margin-right="0cm" fo:margin-top="0cm" fo:margin-bottom="0cm" loext:contextual-spacing="false" fo:text-indent="0cm" style:auto-text-indent="false" fo:keep-with-next="always"/>
      <style:text-properties fo:font-size="9pt" fo:font-weight="bold" style:font-size-asian="9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501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WW8Num5z0" style:family="text">
      <style:text-properties style:font-name="Arial Gras" fo:font-family="'Arial Gra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8.094cm"/>
    </style:style>
    <style:style style:name="Tableau2.C" style:family="table-column">
      <style:table-column-properties style:column-width="3.521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6pt" fo:language="fr" fo:country="FR" style:font-size-asian="6pt" style:font-size-complex="6pt"/>
    </style:style>
    <style:style style:name="MP5" style:family="paragraph" style:parent-style-name="Table_20_Contents">
      <style:text-properties fo:font-size="6pt" fo:language="fr" fo:country="FR" fo:font-weight="bold" officeooo:rsid="0023d3d1" officeooo:paragraph-rsid="0023d3d1" fo:background-color="#ffff00" style:font-size-asian="6pt" style:font-weight-asian="bold" style:font-size-complex="6pt" style:font-weight-complex="bold"/>
    </style:style>
    <style:style style:name="MP6" style:family="paragraph" style:parent-style-name="Header">
      <style:text-properties fo:font-size="6pt" fo:language="fr" fo:country="FR" style:font-size-asian="6pt" style:font-size-complex="6pt"/>
    </style:style>
    <style:style style:name="MP7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MT1" style:family="text">
      <style:text-properties officeooo:rsid="0023d3d1"/>
    </style:style>
    <style:style style:name="MT2" style:family="text">
      <style:text-properties officeooo:rsid="003df19f"/>
    </style:style>
    <style:style style:name="MT3" style:family="text">
      <style:text-properties officeooo:rsid="0023d3d1" fo:background-color="#ffff00" loext:char-shading-value="0"/>
    </style:style>
    <style:style style:name="MT4" style:family="text">
      <style:text-properties officeooo:rsid="003a2a13"/>
    </style:style>
    <style:style style:name="MT5" style:family="text">
      <style:text-properties officeooo:rsid="00240ee9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s1" text:anchor-type="paragraph" svg:width="5.001cm" svg:height="1.82cm" draw:z-index="9"><draw:image xlink:href="Pictures/1000000000000408000001782632ACF984DF8641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Audit interne </text:p>
              <text:p text:style-name="MP2">QSE et/<text:span text:style-name="MT1">ou</text:span> COFRAC</text:p>
              <text:p text:style-name="MP3">département : <text:span text:style-name="MT2">DLCF</text:span></text:p>
              <text:p text:style-name="MP3">date : <text:span text:style-name="MT2">17/10/2019</text:span></text:p>
            </table:table-cell>
            <table:table-cell table:style-name="Tableau2.C1" office:value-type="string">
              <text:p text:style-name="MP4">M2.DM.001</text:p>
              <text:p text:style-name="MP4">Révision : <text:span text:style-name="MT3">4</text:span></text:p>
              <text:p text:style-name="MP5"><text:span text:style-name="MT4">14</text:span>/0<text:span text:style-name="MT5">3</text:span>/16</text:p>
            </table:table-cell>
          </table:table-row>
        </table:table>
        <text:p text:style-name="MP6"/>
      </style:header>
      <style:footer>
        <text:p text:style-name="MP7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9-11-02T08:34:49.831000000</meta:creation-date>
    <dc:language>fr-FR</dc:language>
    <meta:editing-cycles>10</meta:editing-cycles>
    <meta:editing-duration>PT1H25M55S</meta:editing-duration>
    <meta:initial-creator>Fabrice ROJAT</meta:initial-creator>
    <dc:date>2019-12-12T09:33:24.372000000</dc:date>
    <meta:document-statistic meta:table-count="12" meta:image-count="1" meta:object-count="0" meta:page-count="10" meta:paragraph-count="502" meta:word-count="1746" meta:character-count="11210" meta:non-whitespace-character-count="9947"/>
    <meta:user-defined meta:name="Info 1"/>
    <meta:user-defined meta:name="Info 2"/>
    <meta:user-defined meta:name="Info 3"/>
    <meta:user-defined meta:name="Info 4"/>
  </office:meta>
</office:document-meta>
</file>